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e0da"/>
    </style:style>
    <style:style style:name="P2" style:family="paragraph" style:parent-style-name="Standard">
      <style:text-properties fo:font-size="7pt" officeooo:rsid="0020e0da" officeooo:paragraph-rsid="0020e0da" style:font-size-asian="10.5pt"/>
    </style:style>
    <style:style style:name="P3" style:family="paragraph" style:parent-style-name="Standard">
      <style:text-properties officeooo:rsid="001dc44d" officeooo:paragraph-rsid="001dc44d"/>
    </style:style>
    <style:style style:name="P4" style:family="paragraph" style:parent-style-name="Standard">
      <style:text-properties officeooo:rsid="001f4a4d" officeooo:paragraph-rsid="001f4a4d"/>
    </style:style>
    <style:style style:name="P5" style:family="paragraph" style:parent-style-name="Standard">
      <style:text-properties fo:font-size="7pt" officeooo:rsid="0020e0da" officeooo:paragraph-rsid="0020e0da" style:font-size-asian="10.5pt"/>
    </style:style>
    <style:style style:name="T1" style:family="text">
      <style:text-properties officeooo:rsid="001f4a4d"/>
    </style:style>
    <style:style style:name="T2" style:family="text">
      <style:text-properties fo:font-size="7pt" officeooo:rsid="0020e0da" style:font-size-asian="10.5pt"/>
    </style:style>
    <style:style style:name="T3" style:family="text">
      <style:text-properties officeooo:rsid="0020e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xitocyn receptor system: estructure, function and regulation.</text:p>
      <text:p text:style-name="P4">Fahrenholz.</text:p>
      <text:p text:style-name="P3"/>
      <text:p text:style-name="P3">Memory and Learning.</text:p>
      <text:p text:style-name="P3">La Oxitocina (OT) y la Arginine vasopresin (AVP) juegan roles pivoteantes en los co<text:span text:style-name="T3">m</text:span>portamientos de aprendizaje. Principalmente la AVP juega una papel de reforzamiento para la memoria y la OT tiene un efecto opuesto, atenuando los procesos de aprendizaje y memoria.</text:p>
      <text:p text:style-name="P3"/>
      <text:p text:style-name="P4">La OT facilita la atenuación de las reacciones de evación y del almacenamiento de la memoria verbal. </text:p>
      <text:p text:style-name="P4">La OT en concentraciones de 1microM reduce la actividad de los receptores NMDA (una de las mayores sustancias para la inducción del aprendizaje y la memoria).</text:p>
      <text:p text:style-name="P4"/>
      <text:p text:style-name="P4"><text:s/>This social memory is based on the olfactory </text:p>
      <text:p text:style-name="P4">characteristics of the conspecies and is short lasting (&lt;40 </text:p>
      <text:p text:style-name="P4">min). OT had an impairing effect on the social memory in </text:p>
      <text:p text:style-name="P4">male rats (125). In another study, intraperitoneally in- </text:p>
      <text:p text:style-name="P4">jected OT to male rats significantly improved social mem- </text:p>
      <text:p text:style-name="P4">ory (28). Depending on the dose, social memory was </text:p>
      <text:p text:style-name="P4">shown to be attenuated or facilitated by OT and deriva- </text:p>
      <text:p text:style-name="P4">tives as reported by Popik et al. (458). </text:p>
      <text:p text:style-name="P4"/>
      <text:p text:style-name="P1"><text:span text:style-name="T1">Dependiendo de la Dosis, la OT a mostrado una efecto de atenuación o facilitamiento en la memoria social. </text:span><text:span text:style-name="T2">POPIK P AND VAN REE JM. Neurohypophysial peptides and social recognition in rats. Prog Brain Res 119: 415– 436, 1998. </text:span></text:p>
      <text:p text:style-name="P2">POPIK P, VETULANI J, AND VAN REE JM. Low doses of oxytocin facilitate social recognition in rats. Psychopharmacology 106: 71– 74, 1992. </text:p>
      <text:p text:style-name="P2">POPIK P, VETULANI J, AND VAN REE JM. Facilitation and attenuation of social recognition in rats by different oxytocin-related peptides. Eur J Pharmacol 308: 113–116, 1996.</text:p>
      <text:p text:style-name="P2"/>
      <text:p text:style-name="P4">Interestingly, the </text:p>
      <text:p text:style-name="P4">active moieties for attenuation and facilitation of social </text:p>
      <text:p text:style-name="P4">memory reside in different parts of the OT molecule, e.g., </text:p>
      <text:p text:style-name="P4">the 5–7 and 8 –9 region, respectively (460). However, the </text:p>
      <text:p text:style-name="P4">wide variety of observed effects has also led to the sug- </text:p>
      <text:p text:style-name="P4">gestion that OT has a more general effect on the cortical </text:p>
      <text:p text:style-name="P4">arousal rather than a specific effect limi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 </meta:initial-creator>
    <meta:creation-date>2014-02-19T17:25:37</meta:creation-date>
    <dc:date>2014-03-06T17:39:51</dc:date>
    <dc:creator>guille </dc:creator>
    <meta:editing-duration>PT19M23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24" meta:word-count="314" meta:character-count="1928" meta:non-whitespace-character-count="1622"/>
  </office:meta>
</office:document-meta>
</file>